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style:font-name="Liberation Mono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-------------------------------------------------</text:p>
      <text:p text:style-name="P1">14. WHILE LOOPS</text:p>
      <text:p text:style-name="P1">--------------------------------------------------</text:p>
      <text:p text:style-name="P1"/>
      <text:p text:style-name="P1">While loops repeat a block of code as long as a condition is True.</text:p>
      <text:p text:style-name="P1"/>
      <text:p text:style-name="P1">Structure:</text:p>
      <text:p text:style-name="P1"/>
      <text:p text:style-name="P1">while condition:</text:p>
      <text:p text:style-name="P1"><text:s text:c="4"/># code to execute</text:p>
      <text:p text:style-name="P1"/>
      <text:p text:style-name="P1">The loop checks the condition **before** every iteration.</text:p>
      <text:p text:style-name="P1">If the condition is False at the start, the code may never run.</text:p>
      <text:p text:style-name="P1"/>
      <text:p text:style-name="P1"/>
      <text:p text:style-name="P1">--------------------------------------------------</text:p>
      <text:p text:style-name="P1">BASIC EXAMPLES</text:p>
      <text:p text:style-name="P1">--------------------------------------------------</text:p>
      <text:p text:style-name="P1"/>
      <text:p text:style-name="P1">Example 1 – counting up:</text:p>
      <text:p text:style-name="P1"/>
      <text:p text:style-name="P1">i = 1</text:p>
      <text:p text:style-name="P1">while i &lt;= 5:</text:p>
      <text:p text:style-name="P1"><text:s text:c="4"/>print(i)</text:p>
      <text:p text:style-name="P1"><text:s text:c="4"/>i += 1 <text:s text:c="2"/># important! otherwise infinite loop</text:p>
      <text:p text:style-name="P1"/>
      <text:p text:style-name="P1">Output:</text:p>
      <text:p text:style-name="P1">1</text:p>
      <text:p text:style-name="P1">2</text:p>
      <text:p text:style-name="P1">3</text:p>
      <text:p text:style-name="P1">4</text:p>
      <text:p text:style-name="P1">5</text:p>
      <text:p text:style-name="P1"/>
      <text:p text:style-name="P1"/>
      <text:p text:style-name="P1">Example 2 – user input:</text:p>
      <text:p text:style-name="P1"/>
      <text:p text:style-name="P1">answer = ""</text:p>
      <text:p text:style-name="P1">while answer != "yes":</text:p>
      <text:p text:style-name="P1"><text:s text:c="4"/>answer = input("Type 'yes' to continue: ")</text:p>
      <text:p text:style-name="P1"/>
      <text:p text:style-name="P1">print("Thanks!")</text:p>
      <text:p text:style-name="P1"/>
      <text:p text:style-name="P1"/>
      <text:p text:style-name="P1">--------------------------------------------------</text:p>
      <text:p text:style-name="P1">INFINITE LOOPS</text:p>
      <text:p text:style-name="P1">--------------------------------------------------</text:p>
      <text:p text:style-name="P1"/>
      <text:p text:style-name="P1">A loop that never ends is called infinite:</text:p>
      <text:p text:style-name="P1"/>
      <text:p text:style-name="P1">while True:</text:p>
      <text:p text:style-name="P1"><text:s text:c="4"/>print("Forever...")</text:p>
      <text:p text:style-name="P1"/>
      <text:p text:style-name="P1">Use **break** to exit:</text:p>
      <text:p text:style-name="P1"><text:soft-page-break/></text:p>
      <text:p text:style-name="P1">while True:</text:p>
      <text:p text:style-name="P1"><text:s text:c="4"/>user = input("Type 'stop' to end: ")</text:p>
      <text:p text:style-name="P1"><text:s text:c="4"/>if user == "stop":</text:p>
      <text:p text:style-name="P1"><text:s text:c="8"/>break</text:p>
      <text:p text:style-name="P1"/>
      <text:p text:style-name="P1"/>
      <text:p text:style-name="P1">--------------------------------------------------</text:p>
      <text:p text:style-name="P1">OTHER KEY POINTS</text:p>
      <text:p text:style-name="P1">--------------------------------------------------</text:p>
      <text:p text:style-name="P1"/>
      <text:p text:style-name="P1">1. Make sure the condition will eventually become False, otherwise infinite loop. <text:s/></text:p>
      <text:p text:style-name="P1">2. You can combine with **if/else** inside the loop. <text:s/></text:p>
      <text:p text:style-name="P1">3. **break** → exit loop immediately <text:s/></text:p>
      <text:p text:style-name="P1">4. **continue** → skip to next iteration <text:s/></text:p>
      <text:p text:style-name="P1"/>
      <text:p text:style-name="P1">Example with continue:</text:p>
      <text:p text:style-name="P1"/>
      <text:p text:style-name="P1">i = 0</text:p>
      <text:p text:style-name="P1">while i &lt; 5:</text:p>
      <text:p text:style-name="P1"><text:s text:c="4"/>i += 1</text:p>
      <text:p text:style-name="P1"><text:s text:c="4"/>if i == 3:</text:p>
      <text:p text:style-name="P1"><text:s text:c="8"/>continue <text:s text:c="2"/># skip printing 3</text:p>
      <text:p text:style-name="P1"><text:s text:c="4"/>print(i)</text:p>
      <text:p text:style-name="P1"/>
      <text:p text:style-name="P1">Output:</text:p>
      <text:p text:style-name="P1">1</text:p>
      <text:p text:style-name="P1">2</text:p>
      <text:p text:style-name="P1">4</text:p>
      <text:p text:style-name="P1">5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1-29T14:51:39.174675144</meta:creation-date>
    <dc:date>2026-01-29T14:52:12.365859239</dc:date>
    <meta:editing-duration>PT33S</meta:editing-duration>
    <meta:editing-cycles>1</meta:editing-cycles>
    <meta:document-statistic meta:table-count="0" meta:image-count="0" meta:object-count="0" meta:page-count="2" meta:paragraph-count="58" meta:word-count="196" meta:character-count="1448" meta:non-whitespace-character-count="1240"/>
    <meta:generator>LibreOffice/24.8.3.2$MacOSX_X86_64 LibreOffice_project/48a6bac9e7e268aeb4c3483fcf825c94556d9f92</meta:generator>
  </office:meta>
</office:document-meta>
</file>